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ac2" officeooo:paragraph-rsid="00173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cador pesca <text:s/>peces (0,n)</text:p>
      <text:p text:style-name="P1">pez es pescado por pescador (1,1)</text:p>
      <text:p text:style-name="P1">1:N</text:p>
      <text:p text:style-name="P1"/>
      <text:p text:style-name="P1">arquitecto diseña casa (1,n)</text:p>
      <text:p text:style-name="P1">casa es diseñada por arquitecto (1,1)</text:p>
      <text:p text:style-name="P1">1:N</text:p>
      <text:p text:style-name="P1"/>
      <text:p text:style-name="P1">piezas forman un producto (1,n)</text:p>
      <text:p text:style-name="P1">producto es formado por piezas <text:s/>(1,n)</text:p>
      <text:p text:style-name="P1">N:M</text:p>
      <text:p text:style-name="P1"/>
      <text:p text:style-name="P1">turista viaja hotel (1,n)</text:p>
      <text:p text:style-name="P1">hotel viajan turista (0,n)</text:p>
      <text:p text:style-name="P1">N:M</text:p>
      <text:p text:style-name="P1"/>
      <text:p text:style-name="P1">politico gobierna pais (0,1)</text:p>
      <text:p text:style-name="P1">pais gobernado por politico (1,n)</text:p>
      <text:p text:style-name="P1">1:N</text:p>
      <text:p text:style-name="P1"/>
      <text:p text:style-name="P1">jugador juega en equipo (0,1)</text:p>
      <text:p text:style-name="P1">equipo juega jugador (1,n)</text:p>
      <text:p text:style-name="P1">1: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09:00:33.142000000</meta:creation-date>
    <dc:date>2023-10-20T09:32:18.999000000</dc:date>
    <meta:editing-duration>PT31M46S</meta:editing-duration>
    <meta:editing-cycles>1</meta:editing-cycles>
    <meta:document-statistic meta:table-count="0" meta:image-count="0" meta:object-count="0" meta:page-count="1" meta:paragraph-count="18" meta:word-count="63" meta:character-count="378" meta:non-whitespace-character-count="331"/>
    <meta:generator>LibreOffice/7.6.2.1$Windows_X86_64 LibreOffice_project/56f7684011345957bbf33a7ee678afaf4d2ba333</meta:generator>
  </office:meta>
</office:document-meta>
</file>